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389" officeooo:paragraph-rsid="00023389"/>
    </style:style>
    <style:style style:name="P2" style:family="paragraph" style:parent-style-name="Standard">
      <style:text-properties officeooo:rsid="0002cd52" officeooo:paragraph-rsid="0002cd52"/>
    </style:style>
    <style:style style:name="P3" style:family="paragraph" style:parent-style-name="Standard">
      <style:text-properties officeooo:rsid="00081e0d" officeooo:paragraph-rsid="00081e0d"/>
    </style:style>
    <style:style style:name="T1" style:family="text">
      <style:text-properties officeooo:rsid="00049016"/>
    </style:style>
    <style:style style:name="T2" style:family="text">
      <style:text-properties officeooo:rsid="00053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.22</text:p>
      <text:p text:style-name="P2">Friday trading plan</text:p>
      <text:p text:style-name="P2">- <text:span text:style-name="T1">buy</text:span> up to 30 lots if 9:50 O%&gt; 80% <text:span text:style-name="T2">(2mm RMB delta)</text:span></text:p>
      <text:p text:style-name="P2">- <text:span text:style-name="T1">ytd ended at 15P, pm was down.</text:span></text:p>
      <text:p text:style-name="P2"/>
      <text:p text:style-name="P2"><text:s/></text:p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09:18:03.586774677</meta:creation-date>
    <dc:date>2019-02-22T09:20:28.378264713</dc:date>
    <meta:editing-duration>PT2M2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5" meta:character-count="107" meta:non-whitespace-character-count="85"/>
  </office:meta>
</office:document-meta>
</file>